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co4" style:family="table-column">
      <style:table-column-properties fo:break-before="auto" style:column-width="10.8165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5" style:family="table-cell" style:parent-style-name="Default">
      <style:table-cell-properties fo:background-color="#ffcc99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od Name:</text:p>
          </table:table-cell>
          <table:table-cell table:style-name="ce1" office:value-type="string" calcext:value-type="string">
            <text:p>Ore Name:</text:p>
          </table:table-cell>
          <table:table-cell table:style-name="ce1" office:value-type="string" calcext:value-type="string">
            <text:p>Ore Distributio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Notes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Replaces dirt, sand, and gravel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Generated in a “kimberlite pipe,” a pipe of lava with diamond sprinkled around i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Only in mountain biomes. Generated around a vein of silverfish spawn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3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Certus Quartz veins will have the occasional charged quartz sprinkled throughout them.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/>
          <table:table-cell table:style-name="ce1" table:number-columns-repeated="1000"/>
          <table:table-cell table:number-columns-repeated="18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2"/>
          <table:table-cell table:style-name="ce1" table:number-columns-repeated="999"/>
          <table:table-cell table:number-columns-repeated="18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This is the marble generated by Survival Industry.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This is the nickel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This is the aluminum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This is the platinum generated by Survival Industry.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3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3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3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3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Uranium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Nikolit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te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Iridium</text:p>
          </table:table-cell>
          <table:table-cell office:value-type="string" calcext:value-type="string">
            <text:p>Deposits (B11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itan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Rutil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ungste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Amb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ennant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3" calcext:value-type="float">
            <text:p>63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2" calcext:value-type="float">
            <text:p>5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Lava-filled pipe veins have sulfur surrounding 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Replaces s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Must be under a lava blo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Only spawns around the ocean Flo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4" office:value-type="string" calcext:value-type="string">
            <text:p>- Diamond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4" office:value-type="string" calcext:value-type="string">
            <text:p>- Emerald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4" office:value-type="string" calcext:value-type="string">
            <text:p>- Lapis Lazuli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Only spawns in Mushroom Island or Water-based biom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96" calcext:value-type="float">
            <text:p>96</text:p>
          </table:table-cell>
          <table:table-cell office:value-type="string" calcext:value-type="string">
            <text:p>This is the copper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5" calcext:value-type="float">
            <text:p>55</text:p>
          </table:table-cell>
          <table:table-cell office:value-type="string" calcext:value-type="string">
            <text:p>This is the tin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This is the silver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0" calcext:value-type="float">
            <text:p>6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96" calcext:value-type="float">
            <text:p>96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5" calcext:value-type="float">
            <text:p>55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3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9"/>
        </table:table-row>
        <table:table-row table:style-name="ro1" table:number-rows-repeated="1048347">
          <table:table-cell table:number-columns-repeated="1024"/>
        </table:table-row>
        <table:table-row table:style-name="ro2" table:number-rows-repeated="1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1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17:21:58.849405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9-01T17:29:19.416648588</dc:date>
    <meta:editing-duration>P1DT12H21M59S</meta:editing-duration>
    <meta:editing-cycles>44</meta:editing-cycles>
    <meta:generator>LibreOffice/4.2.8.2$Linux_X86_64 LibreOffice_project/420m0$Build-2</meta:generator>
    <meta:document-statistic meta:table-count="1" meta:cell-count="579" meta:object-count="0"/>
  </office:meta>
</office:document-meta>
</file>